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edInvocation.equalArguments( Object [ ]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getSequenc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get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markVer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ignoreForVer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getArgumentsAs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getRaw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getArgument( int index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InterceptedInvocation( MockReference &lt; Object &gt; mockRef , MockitoMethod mockitoMethod , Object [ ] arguments , RealMethod realMethod , Location location , int sequenc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ceptedInvocation.callReal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ceptedInvocation.getMockito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ceptedInvocation.markStubbed( StubInfo stub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getRe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getMock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getRaw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isIgnoredForVer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isVer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getArgumen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isInvok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edInvocation.stub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